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1a1f9b" officeooo:paragraph-rsid="001a1f9b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Times New Roman" fo:font-size="12pt" fo:font-weight="normal" officeooo:rsid="001a1f9b" officeooo:paragraph-rsid="001a1f9b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normal" officeooo:rsid="001b91f0" officeooo:paragraph-rsid="001b91f0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rsid="001b91f0" officeooo:paragraph-rsid="001c8451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Times New Roman" fo:font-size="12pt" fo:font-weight="normal" officeooo:rsid="001a1f9b" officeooo:paragraph-rsid="001a1f9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a1f9b" officeooo:paragraph-rsid="001ae9ef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ae9ef" officeooo:paragraph-rsid="001ae9ef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Times New Roman" fo:font-size="12pt" fo:font-weight="normal" officeooo:rsid="001b91f0" officeooo:paragraph-rsid="001b91f0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font-name="Times New Roman" fo:font-size="12pt" fo:font-weight="normal" officeooo:rsid="001c8451" officeooo:paragraph-rsid="001c8451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1c8451" officeooo:paragraph-rsid="001c8451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font-name="Times New Roman" fo:font-size="12pt" fo:font-weight="normal" officeooo:rsid="001ff73a" officeooo:paragraph-rsid="001ff73a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Times New Roman" fo:font-size="12pt" fo:font-weight="normal" officeooo:rsid="0021ac55" officeooo:paragraph-rsid="0021ac55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font-name="Times New Roman" fo:font-size="12pt" fo:font-weight="normal" officeooo:rsid="00234a72" officeooo:paragraph-rsid="00234a72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font-name="Times New Roman" fo:font-size="12pt" fo:font-weight="normal" officeooo:rsid="00260cfe" officeooo:paragraph-rsid="00260cf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1e825b" officeooo:paragraph-rsid="001e825b" style:font-size-asian="18pt" style:font-weight-asian="normal" style:font-size-complex="18pt" style:font-weight-complex="normal"/>
    </style:style>
    <style:style style:name="P16" style:family="paragraph" style:parent-style-name="Standard" style:list-style-name="L3">
      <style:text-properties fo:font-size="12pt" officeooo:rsid="001e825b" officeooo:paragraph-rsid="001e825b" style:font-size-asian="10.5pt" style:font-size-complex="12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Times New Roman" fo:font-size="18pt" fo:font-weight="normal" officeooo:rsid="001e825b" officeooo:paragraph-rsid="001e825b" style:font-size-asian="18pt" style:font-weight-asian="normal" style:font-size-complex="18pt" style:font-weight-complex="normal"/>
    </style:style>
    <style:style style:name="T1" style:family="text">
      <style:text-properties officeooo:rsid="001ae9ef"/>
    </style:style>
    <style:style style:name="T2" style:family="text">
      <style:text-properties officeooo:rsid="001c8451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normal" officeooo:rsid="001ff73a" style:font-weight-asian="normal" style:font-weight-complex="normal"/>
    </style:style>
    <style:style style:name="T5" style:family="text">
      <style:text-properties officeooo:rsid="0021ac55"/>
    </style:style>
    <style:style style:name="T6" style:family="text">
      <style:text-properties officeooo:rsid="00260c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xo de evento: Fazer Pedido</text:p>
      <text:p text:style-name="P1"/>
      <text:p text:style-name="P2">Fluxo principal:</text:p>
      <text:p text:style-name="P2"/>
      <text:list xml:id="list3156894345" text:style-name="L1">
        <text:list-item>
          <text:p text:style-name="P5">Sistema exibe os tipos de lanche e solicita ao cliente que escolha um tipo.</text:p>
        </text:list-item>
        <text:list-item>
          <text:p text:style-name="P5">Cliente digita o número do lanche que deseja.</text:p>
        </text:list-item>
        <text:list-item>
          <text:p text:style-name="P6">Sistema <text:span text:style-name="T1">exibe as opções de ingredientes ou tipo de lanche de acordo com a escolha anterior.</text:span></text:p>
        </text:list-item>
        <text:list-item>
          <text:p text:style-name="P6"><text:span text:style-name="T1">Sistema </text:span>solicita ao cliente que especifique os ingredientes que deseja adicionar ou escolha um subgrupo do tipo de lanche <text:span text:style-name="T1">escolhido</text:span>.</text:p>
        </text:list-item>
        <text:list-item>
          <text:p text:style-name="P7">Cliente digita o número do ingrediente ou digita o número do subgrupo do lanche.</text:p>
        </text:list-item>
        <text:list-item>
          <text:p text:style-name="P8">Sistema solicita ao cliente que digite a distância entre sua casa e o estabelecimento.</text:p>
        </text:list-item>
        <text:list-item>
          <text:p text:style-name="P8">Cliente digita o número da distância em quilômetros</text:p>
        </text:list-item>
        <text:list-item>
          <text:p text:style-name="P8">Sistema calcula o tempo estimado para entrega</text:p>
        </text:list-item>
        <text:list-item>
          <text:p text:style-name="P8">Sistema exibe a mensagem contendo o valor do pedido.</text:p>
        </text:list-item>
        <text:list-item>
          <text:p text:style-name="P8">Sistema exibe uma mensagem de agradecimento <text:span text:style-name="T2">pela preferência.</text:span></text:p>
        </text:list-item>
      </text:list>
      <text:p text:style-name="P3"/>
      <text:p text:style-name="P3"/>
      <text:p text:style-name="P3"/>
      <text:p text:style-name="P4">*<text:span text:style-name="T2">OBS.: </text:span></text:p>
      <text:list xml:id="list2509383269" text:style-name="L2">
        <text:list-item>
          <text:p text:style-name="P9">Só é possível adicionar ingredientes em lanches do tipo sanduíche.</text:p>
        </text:list-item>
        <text:list-item>
          <text:p text:style-name="P9">É possível adicionar no máximo 10 ingredientes em um sanduíche.</text:p>
        </text:list-item>
        <text:list-item>
          <text:p text:style-name="P9"/>
        </text:list-item>
      </text:list>
      <text:p text:style-name="P10"/>
      <text:p text:style-name="P17">Correções:</text:p>
      <text:p text:style-name="P15"/>
      <text:list xml:id="list3099598831" text:style-name="L3">
        <text:list-item>
          <text:p text:style-name="P16"><text:span text:style-name="T3">Caso o cliente digite uma opção inválida, </text:span><text:span text:style-name="T4">solicitar a escolha de uma opção válida e ler novamente a opção escolhida pelo cliente.</text:span></text:p>
        </text:list-item>
        <text:list-item>
          <text:p text:style-name="P11">Inserir em todas as telas a opção de cancelar pedido <text:span text:style-name="T5">a qual encerrará o programa.</text:span></text:p>
        </text:list-item>
        <text:list-item>
          <text:p text:style-name="P12">Eliminar o excesso de variáveis para leitura de entrada de dados.</text:p>
        </text:list-item>
        <text:list-item>
          <text:p text:style-name="P13"><text:span text:style-name="T6">Foi criado</text:span> os tipos de massa, recheio e cobertura para bolo</text:p>
        </text:list-item>
        <text:list-item>
          <text:p text:style-name="P14">Foi criado uma classe Menu onde contém todo o cardápio</text:p>
        </text:list-item>
        <text:list-item>
          <text:p text:style-name="P14">Foi criado uma classe Tabela onde contém os preços dos produto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3:46:48.732000000</meta:creation-date>
    <dc:date>2022-02-14T22:39:40.045000000</dc:date>
    <meta:editing-duration>PT1H3M11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3" meta:word-count="246" meta:character-count="1386" meta:non-whitespace-character-count="1180"/>
  </office:meta>
</office:document-meta>
</file>